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incidiendo con el 130 aniversario de la publicación de Huckleberry Finn, el clásico de Mark Twain, Impedimenta recupera la adaptación al cómic de una de las novelas fundacionales de la literatura norteamericana. Publicada por la prestigiosa editorial Suhrkamp en Alemania, la acción se traslada de las orillas del Mississippi a la ciudad de Halle, en la antigua Alemania Oriental, bañada por el río Saale. Una fábula atemporal, divertida, brillantísima, que bajo el pincel de Olivia Vieweg alcanza cotas difícilmente superabl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4:26:30.798000000</dc:date>
    <meta:editing-duration>PT4S</meta:editing-duration>
    <meta:editing-cycles>1</meta:editing-cycles>
    <meta:document-statistic meta:table-count="0" meta:image-count="0" meta:object-count="0" meta:page-count="1" meta:paragraph-count="1" meta:word-count="80" meta:character-count="530" meta:non-whitespace-character-count="450"/>
    <meta:generator>LibreOffice/7.3.7.2$Windows_X86_64 LibreOffice_project/e114eadc50a9ff8d8c8a0567d6da8f454beeb84f</meta:generator>
  </office:meta>
</office:document-meta>
</file>